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Dictionary</text:p>
      <text:p text:style-name="P1"/>
      <text:p text:style-name="P2">staff = id, referred_as, first name, surname, title_id, address, (agency_id)</text:p>
      <text:p text:style-name="P2"/>
      <text:p text:style-name="P2">venue = id, referred_as, name, address</text:p>
      <text:p text:style-name="P2"/>
      <text:p text:style-name="P2">staff type = [“In House” | “Third Party” | “Volunteer”]</text:p>
      <text:p text:style-name="P2"/>
      <text:p text:style-name="P2">status = [“Expired” | “Cancelled” | “Valid”]</text:p>
      <text:p text:style-name="P2"/>
      <text:p text:style-name="P2">card = id, referred_as, staff_id, start date, end date</text:p>
      <text:p text:style-name="P2"/>
      <text:p text:style-name="P2">access = id, referred_as, access type, timestamp, access status, *access status is unconfirmed*</text:p>
      <text:p text:style-name="P2"/>
      <text:p text:style-name="P2">access type = [“Enter” | “Exit”]</text:p>
      <text:p text:style-name="P2"/>
      <text:p text:style-name="P2">access status = [“Ok” | “Denied Cancelled” | “Denired Expired” | “Denied”], *Unconfirmed*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Miller</meta:initial-creator>
    <meta:creation-date>2012-02-10T12:33:32</meta:creation-date>
    <meta:document-statistic meta:table-count="0" meta:image-count="0" meta:object-count="0" meta:page-count="1" meta:paragraph-count="9" meta:word-count="76" meta:character-count="498" meta:non-whitespace-character-count="431"/>
    <dc:date>2012-02-10T13:23:24</dc:date>
    <dc:creator>Kieran Miller</dc:creator>
    <meta:editing-duration>PT49M54S</meta:editing-duration>
    <meta:editing-cycles>1</meta:editing-cycles>
    <meta:generator>LibreOffice/3.4$Unix LibreOffice_project/340m1$Build-402</meta:generator>
  </office:meta>
</office:document-meta>
</file>